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" style:family="table" style:master-page-name="">
      <style:table-properties style:width="16.99cm" fo:margin-left="0.021cm" fo:margin-right="-0.012cm" style:page-number="0" table:align="margins"/>
    </style:style>
    <style:style style:name="Tablo1.A" style:family="table-column">
      <style:table-column-properties style:column-width="16.99cm" style:rel-column-width="65535*"/>
    </style:style>
    <style:style style:name="Tablo1.A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4" style:family="paragraph" style:parent-style-name="Table_20_Contents">
      <style:text-properties officeooo:paragraph-rsid="001a993e"/>
    </style:style>
    <style:style style:name="P5" style:family="paragraph" style:parent-style-name="Text_20_body">
      <style:text-properties fo:font-weight="normal" officeooo:paragraph-rsid="004dfc8b" style:font-weight-asian="normal" style:font-weight-complex="normal"/>
    </style:style>
    <style:style style:name="P6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7" style:family="paragraph" style:parent-style-name="Text_20_body">
      <style:text-properties officeooo:paragraph-rsid="00254e49"/>
    </style:style>
    <style:style style:name="P8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officeooo:paragraph-rsid="00f47a3e"/>
    </style:style>
    <style:style style:name="P10" style:family="paragraph" style:parent-style-name="Text_20_body">
      <style:paragraph-properties fo:text-align="justify" style:justify-single-word="false"/>
      <style:text-properties officeooo:paragraph-rsid="00df5b0e"/>
    </style:style>
    <style:style style:name="P11" style:family="paragraph" style:parent-style-name="Text_20_body">
      <style:paragraph-properties fo:text-align="justify" style:justify-single-word="false"/>
      <style:text-properties officeooo:paragraph-rsid="00fe40ad"/>
    </style:style>
    <style:style style:name="P12" style:family="paragraph" style:parent-style-name="Text_20_body">
      <style:paragraph-properties fo:text-align="justify" style:justify-single-word="false"/>
      <style:text-properties officeooo:rsid="00eb28a1" officeooo:paragraph-rsid="00e4b09c"/>
    </style:style>
    <style:style style:name="P13" style:family="paragraph" style:parent-style-name="Text_20_body">
      <style:paragraph-properties fo:text-align="justify" style:justify-single-word="false"/>
      <style:text-properties officeooo:rsid="00ee6808" officeooo:paragraph-rsid="00ee6808"/>
    </style:style>
    <style:style style:name="P14" style:family="paragraph" style:parent-style-name="Text_20_body">
      <style:paragraph-properties fo:text-align="justify" style:justify-single-word="false"/>
      <style:text-properties officeooo:rsid="00f5807b" officeooo:paragraph-rsid="00f47a3e"/>
    </style:style>
    <style:style style:name="P15" style:family="paragraph" style:parent-style-name="Text_20_body">
      <style:paragraph-properties fo:text-align="justify" style:justify-single-word="false"/>
      <style:text-properties officeooo:rsid="00fd1fb1" officeooo:paragraph-rsid="011b8d37"/>
    </style:style>
    <style:style style:name="P16" style:family="paragraph" style:parent-style-name="Text_20_body">
      <style:text-properties officeooo:paragraph-rsid="010e1e6f"/>
    </style:style>
    <style:style style:name="P17" style:family="paragraph" style:parent-style-name="Preformatted_20_Text">
      <style:text-properties style:font-name="Courier 10 Pitch" fo:font-size="9.5pt" officeooo:rsid="00061471" officeooo:paragraph-rsid="00297915" style:font-size-asian="9.5pt" style:font-size-complex="9.5pt"/>
    </style:style>
    <style:style style:name="P18" style:family="paragraph" style:parent-style-name="Preformatted_20_Text">
      <style:text-properties style:font-name="Courier 10 Pitch" fo:font-size="9.5pt" officeooo:rsid="00175f69" officeooo:paragraph-rsid="002a7a35" style:font-size-asian="9.5pt" style:font-size-complex="9.5pt"/>
    </style:style>
    <style:style style:name="P19" style:family="paragraph" style:parent-style-name="Preformatted_20_Text">
      <style:text-properties style:font-name="Courier 10 Pitch" fo:font-size="9.5pt" officeooo:rsid="00901eaa" officeooo:paragraph-rsid="00901eaa" style:font-size-asian="9.5pt" style:font-size-complex="9.5pt"/>
    </style:style>
    <style:style style:name="P20" style:family="paragraph" style:parent-style-name="Preformatted_20_Text">
      <style:text-properties style:font-name="Courier 10 Pitch" fo:font-size="9.5pt" officeooo:rsid="00901eaa" officeooo:paragraph-rsid="00a42ed5" style:font-size-asian="9.5pt" style:font-size-complex="9.5pt"/>
    </style:style>
    <style:style style:name="P21" style:family="paragraph" style:parent-style-name="Preformatted_20_Text">
      <style:text-properties style:font-name="Courier 10 Pitch" fo:font-size="9.5pt" officeooo:rsid="00901eaa" officeooo:paragraph-rsid="00a2ba35" style:font-size-asian="9.5pt" style:font-size-complex="9.5pt"/>
    </style:style>
    <style:style style:name="P22" style:family="paragraph" style:parent-style-name="Preformatted_20_Text">
      <style:text-properties style:font-name="Courier 10 Pitch" fo:font-size="9.5pt" officeooo:rsid="010184ef" officeooo:paragraph-rsid="002a7a35" style:font-size-asian="9.5pt" style:font-size-complex="9.5pt"/>
    </style:style>
    <style:style style:name="P23" style:family="paragraph" style:parent-style-name="Preformatted_20_Text">
      <style:text-properties style:font-name="Courier 10 Pitch" fo:font-size="9.5pt" fo:font-weight="bold" officeooo:rsid="00175f69" officeooo:paragraph-rsid="002a7a35" style:font-size-asian="9.5pt" style:font-weight-asian="bold" style:font-size-complex="9.5pt" style:font-weight-complex="bold"/>
    </style:style>
    <style:style style:name="P24" style:family="paragraph" style:parent-style-name="Standard">
      <style:paragraph-properties fo:line-height="100%" style:writing-mode="lr-tb"/>
      <style:text-properties style:font-name="Liberation Serif2" officeooo:rsid="000317cf" officeooo:paragraph-rsid="005ef8a9" style:font-name-asian="Liberation Serif2" style:font-size-asian="12pt" style:font-name-complex="Liberation Serif2"/>
    </style:style>
    <style:style style:name="P25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rsid="00fd1fb1" officeooo:paragraph-rsid="011b8d37"/>
    </style:style>
    <style:style style:name="P26" style:family="paragraph" style:parent-style-name="Preformatted_20_Text">
      <style:paragraph-properties fo:margin-top="0cm" fo:margin-bottom="0.499cm"/>
    </style:style>
    <style:style style:name="P27" style:family="paragraph" style:parent-style-name="Preformatted_20_Text">
      <style:paragraph-properties fo:margin-top="0cm" fo:margin-bottom="0.499cm"/>
      <style:text-properties officeooo:rsid="00e11a2c"/>
    </style:style>
    <style:style style:name="P28" style:family="paragraph" style:parent-style-name="Text_20_body">
      <style:paragraph-properties fo:text-align="justify" style:justify-single-word="false"/>
      <style:text-properties officeooo:rsid="01140a96" officeooo:paragraph-rsid="01154af5"/>
    </style:style>
    <style:style style:name="P29" style:family="paragraph" style:parent-style-name="Text_20_body">
      <style:text-properties officeooo:rsid="00fd1fb1" officeooo:paragraph-rsid="0112d30b"/>
    </style:style>
    <style:style style:name="P30" style:family="paragraph" style:parent-style-name="Text_20_body">
      <style:paragraph-properties fo:text-align="justify" style:justify-single-word="false"/>
      <style:text-properties officeooo:rsid="00f5807b" officeooo:paragraph-rsid="012395f6"/>
    </style:style>
    <style:style style:name="P31" style:family="paragraph" style:parent-style-name="Preformatted_20_Text">
      <style:paragraph-properties fo:margin-top="0cm" fo:margin-bottom="0.499cm"/>
    </style:style>
    <style:style style:name="P32" style:family="paragraph" style:parent-style-name="Heading_20_2">
      <style:text-properties officeooo:paragraph-rsid="010e1e6f"/>
    </style:style>
    <style:style style:name="P33" style:family="paragraph" style:parent-style-name="Heading_20_2">
      <style:text-properties officeooo:paragraph-rsid="00e4b09c"/>
    </style:style>
    <style:style style:name="P34" style:family="paragraph" style:parent-style-name="Heading_20_2">
      <style:text-properties officeooo:paragraph-rsid="00f05a8d"/>
    </style:style>
    <style:style style:name="P35" style:family="paragraph" style:parent-style-name="Heading_20_2">
      <style:text-properties officeooo:paragraph-rsid="00f8b5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b28a1" style:font-weight-asian="bold" style:font-weight-complex="bold"/>
    </style:style>
    <style:style style:name="T3" style:family="text">
      <style:text-properties fo:font-weight="bold" officeooo:rsid="00f5807b" style:font-weight-asian="bold" style:font-weight-complex="bold"/>
    </style:style>
    <style:style style:name="T4" style:family="text">
      <style:text-properties fo:font-weight="bold" officeooo:rsid="011a9f2f" style:font-weight-asian="bold" style:font-weight-complex="bold"/>
    </style:style>
    <style:style style:name="T5" style:family="text">
      <style:text-properties officeooo:rsid="004dfc8b"/>
    </style:style>
    <style:style style:name="T6" style:family="text">
      <style:text-properties officeooo:rsid="0057cdd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officeooo:rsid="004d693e" style:font-weight-asian="bold" style:font-weight-complex="bold"/>
    </style:style>
    <style:style style:name="T9" style:family="text">
      <style:text-properties officeooo:rsid="00623910"/>
    </style:style>
    <style:style style:name="T10" style:family="text">
      <style:text-properties officeooo:rsid="0064c511"/>
    </style:style>
    <style:style style:name="T11" style:family="text">
      <style:text-properties officeooo:rsid="00b18167"/>
    </style:style>
    <style:style style:name="T12" style:family="text">
      <style:text-properties officeooo:rsid="00dbd550"/>
    </style:style>
    <style:style style:name="T13" style:family="text">
      <style:text-properties officeooo:rsid="00df5b0e"/>
    </style:style>
    <style:style style:name="T14" style:family="text">
      <style:text-properties officeooo:rsid="00e11a2c"/>
    </style:style>
    <style:style style:name="T15" style:family="text">
      <style:text-properties officeooo:rsid="00e47d85"/>
    </style:style>
    <style:style style:name="T16" style:family="text">
      <style:text-properties officeooo:rsid="00e4b09c"/>
    </style:style>
    <style:style style:name="T17" style:family="text">
      <style:text-properties officeooo:rsid="00e8cff1"/>
    </style:style>
    <style:style style:name="T18" style:family="text">
      <style:text-properties officeooo:rsid="00eac705"/>
    </style:style>
    <style:style style:name="T19" style:family="text">
      <style:text-properties officeooo:rsid="00eb28a1"/>
    </style:style>
    <style:style style:name="T20" style:family="text">
      <style:text-properties officeooo:rsid="00eba9fa"/>
    </style:style>
    <style:style style:name="T21" style:family="text">
      <style:text-properties officeooo:rsid="00ecadc1"/>
    </style:style>
    <style:style style:name="T22" style:family="text">
      <style:text-properties officeooo:rsid="00f05a8d"/>
    </style:style>
    <style:style style:name="T23" style:family="text">
      <style:text-properties officeooo:rsid="00f16203"/>
    </style:style>
    <style:style style:name="T24" style:family="text">
      <style:text-properties officeooo:rsid="00f1b37d"/>
    </style:style>
    <style:style style:name="T25" style:family="text">
      <style:text-properties officeooo:rsid="00f274f9"/>
    </style:style>
    <style:style style:name="T26" style:family="text">
      <style:text-properties officeooo:rsid="00f3fbc4"/>
    </style:style>
    <style:style style:name="T27" style:family="text">
      <style:text-properties officeooo:rsid="00f47a3e"/>
    </style:style>
    <style:style style:name="T28" style:family="text">
      <style:text-properties officeooo:rsid="00f5807b"/>
    </style:style>
    <style:style style:name="T29" style:family="text">
      <style:text-properties officeooo:rsid="00f64cdc"/>
    </style:style>
    <style:style style:name="T30" style:family="text">
      <style:text-properties officeooo:rsid="00f8b5bc"/>
    </style:style>
    <style:style style:name="T31" style:family="text">
      <style:text-properties officeooo:rsid="00fa6534"/>
    </style:style>
    <style:style style:name="T32" style:family="text">
      <style:text-properties officeooo:rsid="00fe40ad"/>
    </style:style>
    <style:style style:name="T33" style:family="text">
      <style:text-properties officeooo:rsid="010184ef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10fbe25"/>
    </style:style>
    <style:style style:name="T36" style:family="text">
      <style:text-properties officeooo:rsid="010febf8"/>
    </style:style>
    <style:style style:name="T37" style:family="text">
      <style:text-properties officeooo:rsid="01140a96"/>
    </style:style>
    <style:style style:name="T38" style:family="text">
      <style:text-properties officeooo:rsid="0116ee2a"/>
    </style:style>
    <style:style style:name="T39" style:family="text">
      <style:text-properties officeooo:rsid="0116f83a"/>
    </style:style>
    <style:style style:name="T40" style:family="text">
      <style:text-properties officeooo:rsid="0118dae9"/>
    </style:style>
    <style:style style:name="T41" style:family="text">
      <style:text-properties officeooo:rsid="011a9f2f"/>
    </style:style>
    <style:style style:name="T42" style:family="text">
      <style:text-properties officeooo:rsid="011e38af"/>
    </style:style>
    <style:style style:name="T43" style:family="text">
      <style:text-properties style:font-name="DejaVu Sans Mono" fo:font-weight="bold" style:font-weight-asian="bold" style:font-weight-complex="bold"/>
    </style:style>
    <style:style style:name="T44" style:family="text">
      <style:text-properties style:font-name="DejaVu Sans Mono"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4">Ad Soyad</text:p>
          </table:table-cell>
          <table:table-cell table:style-name="Tablo12.C1" office:value-type="string">
            <text:p text:style-name="P4"/>
          </table:table-cell>
        </table:table-row>
        <table:table-row>
          <table:table-cell table:style-name="Tablo12.A1" office:value-type="string">
            <text:p text:style-name="P24">BIL203 <text:span text:style-name="T9">Veri Yapıları</text:span></text:p>
          </table:table-cell>
          <table:table-cell table:style-name="Tablo12.B2" office:value-type="string">
            <text:p text:style-name="P4">Numara</text:p>
          </table:table-cell>
          <table:table-cell table:style-name="Tablo12.C2" office:value-type="string">
            <text:p text:style-name="P4"/>
          </table:table-cell>
        </table:table-row>
        <table:table-row>
          <table:table-cell table:style-name="Tablo12.A1" office:value-type="string">
            <text:p text:style-name="P2"><text:span text:style-name="T12">Bütünleme</text:span> <text:span text:style-name="T12">S</text:span>ınav<text:span text:style-name="T12">ı</text:span> – <text:span text:style-name="T9">Ocak</text:span> 201<text:span text:style-name="T9">1</text:span></text:p>
          </table:table-cell>
          <table:table-cell table:style-name="Tablo12.B2" office:value-type="string">
            <text:p text:style-name="P4">İmza</text:p>
          </table:table-cell>
          <table:table-cell table:style-name="Tablo12.C2" office:value-type="string">
            <text:p text:style-name="P4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3">1</text:p>
          </table:table-cell>
          <table:table-cell table:style-name="Tablo13.A1" office:value-type="float" office:value="2">
            <text:p text:style-name="P3">2</text:p>
          </table:table-cell>
          <table:table-cell table:style-name="Tablo13.A1" office:value-type="float" office:value="3">
            <text:p text:style-name="P3">3</text:p>
          </table:table-cell>
          <table:table-cell table:style-name="Tablo13.A1" office:value-type="float" office:value="4">
            <text:p text:style-name="P3">4</text:p>
          </table:table-cell>
          <table:table-cell table:style-name="Tablo13.A1" office:value-type="float" office:value="5">
            <text:p text:style-name="P3">5</text:p>
          </table:table-cell>
          <table:table-cell table:style-name="Tablo13.A1" office:value-type="float" office:value="6">
            <text:p text:style-name="P3">6</text:p>
          </table:table-cell>
          <table:table-cell table:style-name="Tablo13.A1" office:value-type="float" office:value="7">
            <text:p text:style-name="P3">7</text:p>
          </table:table-cell>
          <table:table-cell table:style-name="Tablo13.A1" office:value-type="float" office:value="8">
            <text:p text:style-name="P3">8</text:p>
          </table:table-cell>
          <table:table-cell table:style-name="Tablo13.A1" office:value-type="float" office:value="9">
            <text:p text:style-name="P3">9</text:p>
          </table:table-cell>
          <table:table-cell table:style-name="Tablo13.J1" office:value-type="string">
            <text:p text:style-name="P3">Toplam</text:p>
          </table:table-cell>
        </table:table-row>
        <table:table-row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J2" office:value-type="string">
            <text:p text:style-name="P4"/>
          </table:table-cell>
        </table:table-row>
      </table:table>
      <text:p text:style-name="Text_20_body"/>
      <text:p text:style-name="P8">Açıklamalar:</text:p>
      <text:p text:style-name="P6">1. Toplam soru adedi ......... dir.</text:p>
      <text:p text:style-name="P5"><text:span text:style-name="T5">2. Cevaplama süresi ........ </text:span><text:span text:style-name="T6">dakika</text:span><text:span text:style-name="T5">d</text:span><text:span text:style-name="T6">ı</text:span><text:span text:style-name="T5">r.</text:span></text:p>
      <text:p text:style-name="P6">3. Gerçeklemelerinizi verilen boşluklara yazınız.</text:p>
      <text:h text:style-name="P32" text:outline-level="2"><text:span text:style-name="T11">1. </text:span><text:span text:style-name="T6">(</text:span><text:span text:style-name="T42">13</text:span><text:span text:style-name="T40">p</text:span><text:span text:style-name="T6">) </text:span><text:span text:style-name="T29">SVT</text:span></text:h>
      <text:p text:style-name="P16"><text:span text:style-name="T29"><text:tab/></text:span><text:bookmark text:name="previewPane1"/>Polinomlar üzerinde dört işlemi destekleyen <text:span text:style-name="Source_20_Text"><text:span text:style-name="T43">Polinom</text:span></text:span><text:span text:style-name="T1"> </text:span>Soyut Veri Türünü <text:span text:style-name="T39">(SVT)</text:span> tasarlayın. Örnek çalışması şöyle olmalıdır:</text:p>
      <text:section text:style-name="Sect1" text:name="Bölüm2">
        <text:p text:style-name="Preformatted_20_Text"><text:span text:style-name="Source_20_Text">&gt;&gt;&gt; p1 = Polinom([1, 2, 3])</text:span></text:p>
        <text:p text:style-name="Preformatted_20_Text"><text:span text:style-name="Source_20_Text">&gt;&gt;&gt; p2 = Polinom([4, 5])</text:span></text:p>
        <text:p text:style-name="Preformatted_20_Text"><text:span text:style-name="Source_20_Text">&gt;&gt;&gt; p3 = p1 + p2</text:span></text:p>
        <text:p text:style-name="Preformatted_20_Text"><text:span text:style-name="Source_20_Text">&gt;&gt;&gt; print p3</text:span></text:p>
        <text:p text:style-name="Preformatted_20_Text"><text:span text:style-name="Source_20_Text">&gt;&gt;&gt; x^3 + 6x^2 + 8</text:span></text:p>
        <text:p text:style-name="Preformatted_20_Text"/>
        <text:p text:style-name="Preformatted_20_Text"><text:span text:style-name="Source_20_Text">class </text:span><text:span text:style-name="Source_20_Text"><text:span text:style-name="T1">Polinom</text:span></text:span><text:span text:style-name="Source_20_Text">:</text:span></text:p>
        <text:p text:style-name="Preformatted_20_Text"><text:span text:style-name="Source_20_Text"><text:tab/>def __init__(self, <text:s text:c="4"/>):</text:span>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<text:span text:style-name="Source_20_Text"><text:tab/>def __add__(self, p):</text:span>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26"><text:span text:style-name="Source_20_Text"><text:tab/>def __str__(self):</text:span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</text:section>
      <text:h text:style-name="P32" text:outline-level="2"><text:soft-page-break/><text:span text:style-name="T35">2. (</text:span><text:span text:style-name="T42">12</text:span><text:span text:style-name="T41">p</text:span><text:span text:style-name="T35">) </text:span><text:span text:style-name="T15">özyineleme, yığıt</text:span></text:h>
      <text:p text:style-name="P10"><text:span text:style-name="T13"><text:tab/></text:span>İki yığıt kabul eden, eğer içerikleri aynıysa <text:span text:style-name="Source_20_Text">true</text:span> aksi takdirde <text:span text:style-name="Source_20_Text">false</text:span> döndüren <text:span text:style-name="Source_20_Text"><text:span text:style-name="T1">YigitAynimi</text:span></text:span><text:span text:style-name="Source_20_Text">(s1, s2)</text:span> işlevini d<text:span text:style-name="T7">öngü kullanmadan</text:span> <text:span text:style-name="T1">özyineli</text:span> olarak gerçekleyin. Yığıt işlevine ait <text:span text:style-name="Source_20_Text">push(item)</text:span>, <text:span text:style-name="Source_20_Text">pop()</text:span> ve <text:span text:style-name="Source_20_Text">isEmpty()</text:span> yöntemleri kullanılabilir.</text:p>
      <text:p text:style-name="P10"/>
      <text:section text:style-name="Sect1" text:name="previewPane">
        <text:p text:style-name="P26"><text:span text:style-name="Source_20_Text">def </text:span><text:span text:style-name="Source_20_Text"><text:span text:style-name="T1">YigitAynimi</text:span></text:span><text:span text:style-name="Source_20_Text">(s1, s2):</text:span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7"/>
      </text:section>
      <text:h text:style-name="P33" text:outline-level="2"><text:span text:style-name="T36">3</text:span><text:span text:style-name="T16">. (</text:span><text:span text:style-name="T42">20p</text:span><text:span text:style-name="T16">) </text:span><text:span text:style-name="T17">yığıt, </text:span><text:span text:style-name="T18">kuyruk</text:span></text:h>
      <text:p text:style-name="P10"><text:span text:style-name="T32">a)</text:span><text:span text:style-name="T16"> </text:span><text:span text:style-name="T19">Aşağıdaki kod parçası ne iş yapar? </text:span><text:span text:style-name="T21">Bu işlev için en uygun isim ne olmalıdır? </text:span><text:span text:style-name="T19">Burada </text:span><text:span text:style-name="Source_20_Text"><text:span text:style-name="T19">q</text:span></text:span><text:span text:style-name="T19"> kuyuk sınıfından bir örnektir.</text:span></text:p>
      <text:p text:style-name="P13"><text:span text:style-name="T7">Bu işlevin görevi</text:span>: .............................................................................................................................</text:p>
      <text:p text:style-name="P13"><text:span text:style-name="T7">Bu işlev için en uygun isim</text:span>: .............................................................................................................</text:p>
      <text:p text:style-name="P12"/>
      <text:p text:style-name="P26"><text:span text:style-name="Source_20_Text"><text:span text:style-name="T19">def </text:span></text:span><text:span text:style-name="Source_20_Text"><text:span text:style-name="T2">benim_adim_ne_olmali</text:span></text:span><text:span text:style-name="Source_20_Text"><text:span text:style-name="T19">(q):</text:span></text:span></text:p>
      <text:p text:style-name="P26"><text:span text:style-name="Source_20_Text"><text:span text:style-name="T14"><text:tab/></text:span></text:span><text:span text:style-name="Source_20_Text"><text:span text:style-name="T20">s = Stack()</text:span></text:span></text:p>
      <text:p text:style-name="P26"><text:span text:style-name="Source_20_Text"><text:tab/>while !q.isEmpty():</text:span></text:p>
      <text:p text:style-name="P26"><text:span text:style-name="Source_20_Text"><text:tab/><text:tab/>s.push(q.dequeue())</text:span></text:p>
      <text:p text:style-name="P26"><text:span text:style-name="Source_20_Text"><text:span text:style-name="T10"><text:tab/></text:span></text:span><text:span text:style-name="Source_20_Text"><text:span text:style-name="T20">while !s.isEmpty():</text:span></text:span></text:p>
      <text:p text:style-name="P26"><text:span text:style-name="Source_20_Text"><text:tab/><text:tab/>q.enqueue(s.pop())</text:span></text:p>
      <text:p text:style-name="P11"><text:span text:style-name="T32">b) </text:span><text:bookmark text:name="previewPane"/>Kuyruğa gelen en son karakterden kuyrukta kaç tan<text:span text:style-name="T34">e olduğ</text:span>unu sayan <text:span text:style-name="Source_20_Text"><text:span text:style-name="T1">sayac</text:span></text:span><text:span text:style-name="Source_20_Text"><text:span text:style-name="T4">()</text:span></text:span> yöntemini yazınız. Kuyruğa ait <text:span text:style-name="Source_20_Text">dequeue</text:span>, <text:span text:style-name="Source_20_Text">enqueue</text:span>, <text:span text:style-name="Source_20_Text"><text:span text:style-name="T41">size</text:span></text:span> ve <text:span text:style-name="Source_20_Text">ensonGelen</text:span> işlevlerini kullanabilirsiniz.</text:p>
      <text:section text:style-name="Sect1" text:name="Bölüm1">
        <text:p text:style-name="P26"><text:span text:style-name="Source_20_Text">def </text:span><text:span text:style-name="Source_20_Text"><text:span text:style-name="T1">sayac</text:span></text:span><text:span text:style-name="Source_20_Text">(q):</text:span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</text:section>
      <text:h text:style-name="P34" text:outline-level="2"><text:soft-page-break/><text:span text:style-name="T36">4</text:span><text:span text:style-name="T22">. </text:span><text:span text:style-name="T23">(</text:span><text:span text:style-name="T38">35</text:span><text:span text:style-name="T42">p</text:span><text:span text:style-name="T23">) </text:span><text:span text:style-name="T24">yığıt, parantezler</text:span></text:h>
      <text:p text:style-name="P30"><text:bookmark text:name="previewPane3"/>Giriş olarak sağ parantezli ifadeyi alan ve sol parantezi eklenmiş ful parantezli eşdeğer infix ifadeyi döndüren <text:span text:style-name="Source_20_Text">parantezOnar(ifade)</text:span> işlevini yazınız. </text:p>
      <text:p text:style-name="P30">Örneğin <text:span text:style-name="Source_20_Text">ifade = 1 + 2) * 3 – 4 ) * 5 – 6 ) )</text:span> ise dönüş ifadesi </text:p>
      <text:p text:style-name="P30"><text:span text:style-name="Source_20_Text">dIfade = ( ( 1 + 2) * ( 3 – 4 ) * ( 5 – 6 ) )</text:span> biçiminde olmalıdır.</text:p>
      <text:section text:style-name="Sect1" text:name="Bölüm4">
        <text:p text:style-name="P26"><text:span text:style-name="Source_20_Text">def </text:span><text:span text:style-name="Source_20_Text"><text:span text:style-name="T1">parantezOnar</text:span></text:span><text:span text:style-name="Source_20_Text">(ifade):</text:span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  <text:p text:style-name="P26"><text:span text:style-name="Source_20_Text"/></text:p>
      </text:section>
      <text:h text:style-name="P35" text:outline-level="2"><text:span text:style-name="T30">5. (</text:span><text:span text:style-name="T42">20p</text:span><text:span text:style-name="T30">) </text:span><text:span text:style-name="T31">özyineleme, fraktal</text:span></text:h>
      <text:p text:style-name="P15"><text:bookmark text:name="previewPane2"/><text:span text:style-name="T37"><text:tab/></text:span>Kullanıcıdan <text:span text:style-name="Source_20_Text">n</text:span> değerini (<text:span text:style-name="Source_20_Text">n &gt; 0</text:span>) okuyan, sırayla ekrana <text:span text:style-name="Source_20_Text">n, 2n, 4n, ...</text:span> değerlerini <text:span text:style-name="Source_20_Text">4242</text:span> üst sınırına ulaşıncaya kadar yazan, ulaştığında tersten <text:span text:style-name="Source_20_Text">..., 4n, 2n, n</text:span> biçiminde alt alta yazan döngü kullanmadan özyineli olarak patern(n) yöntemini gerçekleyin. Yazacağınız işlev <text:span text:style-name="Strong_20_Emphasis">tam olarak 6</text:span> satırdan oluşmalıdır. Örnek: <text:span text:style-name="Source_20_Text">n=840</text:span> iken çıktı </text:p>
      <text:p text:style-name="P25"><text:span text:style-name="Source_20_Text">840</text:span></text:p>
      <text:p text:style-name="P25"><text:span text:style-name="Source_20_Text">1680</text:span></text:p>
      <text:p text:style-name="P25"><text:span text:style-name="Source_20_Text">3360</text:span></text:p>
      <text:p text:style-name="P25"><text:span text:style-name="Source_20_Text">6720</text:span></text:p>
      <text:p text:style-name="P25"><text:span text:style-name="Source_20_Text">6720</text:span></text:p>
      <text:p text:style-name="P25"><text:span text:style-name="Source_20_Text">3360</text:span></text:p>
      <text:p text:style-name="P25"><text:span text:style-name="Source_20_Text">1680</text:span></text:p>
      <text:p text:style-name="P25"><text:span text:style-name="Source_20_Text">840</text:span> </text:p>
      <text:p text:style-name="P15">biçiminde olmalıdır.</text:p>
      <text:p text:style-name="P15"/>
      <text:section text:style-name="Sect1" text:name="Bölüm3">
        <text:p text:style-name="Preformatted_20_Text"><text:span text:style-name="Source_20_Text">1. def </text:span><text:span text:style-name="Source_20_Text"><text:span text:style-name="T1">patern</text:span></text:span><text:span text:style-name="Source_20_Text">(n):</text:span></text:p>
        <text:p text:style-name="Preformatted_20_Text"><text:span text:style-name="Source_20_Text">2. </text:span></text:p>
        <text:p text:style-name="Preformatted_20_Text"><text:span text:style-name="Source_20_Text">3.</text:span></text:p>
        <text:p text:style-name="Preformatted_20_Text"><text:span text:style-name="Source_20_Text">4.</text:span></text:p>
        <text:p text:style-name="Preformatted_20_Text"><text:span text:style-name="Source_20_Text">5.</text:span></text:p>
        <text:p text:style-name="P26"><text:span text:style-name="Source_20_Text">6.</text:span></text:p>
      </text:section>
      <text:p text:style-name="P28"><text:soft-page-break/></text:p>
      <text:p text:style-name="P29"><text:s/><text:span text:style-name="T8">Yardımcı işlevler</text:span></text:p>
      <table:table table:name="Tablo1" table:style-name="Tablo1">
        <table:table-column table:style-name="Tablo1.A"/>
        <table:table-row>
          <table:table-cell table:style-name="Tablo1.A1" office:value-type="string">
            <text:p text:style-name="P17">class Stack:</text:p>
            <text:p text:style-name="P17"><text:tab/>def __init__(self):</text:p>
            <text:p text:style-name="P17"><text:tab/><text:tab/>self.items=[]</text:p>
            <text:p text:style-name="P17"/>
            <text:p text:style-name="P17"><text:tab/>def isEmpty(self):</text:p>
            <text:p text:style-name="P17"><text:tab/><text:tab/>return self.items==[]</text:p>
            <text:p text:style-name="P17"/>
            <text:p text:style-name="P17"><text:tab/>def push(self,item):</text:p>
            <text:p text:style-name="P17"><text:tab/><text:tab/>self.items.append(item)</text:p>
            <text:p text:style-name="P17"/>
            <text:p text:style-name="P17"><text:tab/>def pop(self):</text:p>
            <text:p text:style-name="P17"><text:tab/><text:tab/>return self.items.pop()</text:p>
            <text:p text:style-name="P17"/>
            <text:p text:style-name="P17"><text:tab/>def peek(self):</text:p>
            <text:p text:style-name="P17"><text:tab/><text:tab/>return self.items[len(self.items)-1]<text:tab/><text:tab/></text:p>
            <text:p text:style-name="P17"/>
            <text:p text:style-name="P17"><text:tab/>def size(self):</text:p>
            <text:p text:style-name="P17"><text:tab/><text:tab/>return len(self.items)</text:p>
          </table:table-cell>
        </table:table-row>
        <table:table-row>
          <table:table-cell table:style-name="Tablo1.A2" office:value-type="string">
            <text:p text:style-name="P18">class Queue:</text:p>
            <text:p text:style-name="P18"><text:s text:c="4"/>def __init__(self):</text:p>
            <text:p text:style-name="P18"><text:s text:c="13"/>self.items = []</text:p>
            <text:p text:style-name="P18"/>
            <text:p text:style-name="P18"><text:s text:c="4"/>def isEmpty(self):</text:p>
            <text:p text:style-name="P18"><text:s text:c="13"/>return self.items == []</text:p>
            <text:p text:style-name="P18"/>
            <text:p text:style-name="P18"><text:s text:c="4"/>def enqueue(self, item):</text:p>
            <text:p text:style-name="P18"><text:s text:c="13"/>self.items.insert(0,item)</text:p>
            <text:p text:style-name="P18"/>
            <text:p text:style-name="P18"><text:s text:c="4"/>def dequeue(self):</text:p>
            <text:p text:style-name="P18"><text:s text:c="13"/>return self.items.pop()</text:p>
            <text:p text:style-name="P18"/>
            <text:p text:style-name="P18"><text:s text:c="4"/><text:span text:style-name="T33">def ensonGelen(self):</text:span></text:p>
            <text:p text:style-name="P22"><text:s text:c="13"/>return self.items[0]</text:p>
            <text:p text:style-name="P22"/>
            <text:p text:style-name="P18"><text:s text:c="4"/>def size(self):</text:p>
            <text:p text:style-name="P23"><text:s text:c="13"/>return len(self.items)</text:p>
          </table:table-cell>
        </table:table-row>
        <table:table-row>
          <table:table-cell table:style-name="Tablo1.A2" office:value-type="string">
            <text:p text:style-name="P19">class Deque: <text:s text:c="164"/></text:p>
            <text:p text:style-name="P19"><text:s text:c="4"/>def __init__(self): <text:s text:c="152"/></text:p>
            <text:p text:style-name="P19"><text:s text:c="8"/>self.items = [] <text:s text:c="153"/></text:p>
            <text:p text:style-name="P19"><text:s text:c="176"/></text:p>
            <text:p text:style-name="P19"><text:s text:c="4"/>def isEmpty(self): <text:s text:c="154"/></text:p>
            <text:p text:style-name="P20"><text:s text:c="8"/>return self.items == []</text:p>
            <text:p text:style-name="P20"><text:s text:c="322"/></text:p>
            <text:p text:style-name="P19"><text:s text:c="4"/>def addFront(self, item): <text:s text:c="147"/></text:p>
            <text:p text:style-name="P20"><text:s text:c="8"/>self.items.append(item)</text:p>
            <text:p text:style-name="P20"><text:s text:c="313"/></text:p>
            <text:p text:style-name="P19"><text:s text:c="4"/>def addRear(self, item): <text:s text:c="148"/></text:p>
            <text:p text:style-name="P20"><text:s text:c="8"/>self.items.insert(0,item)</text:p>
            <text:p text:style-name="P20"><text:s text:c="144"/></text:p>
            <text:p text:style-name="P21"><text:s text:c="4"/>def removeFront(self): <text:s text:c="177"/></text:p>
            <text:p text:style-name="P20"><text:s text:c="8"/>return self.items.pop()</text:p>
            <text:p text:style-name="P20"><text:s text:c="321"/></text:p>
            <text:p text:style-name="P19"><text:s text:c="4"/>def removeRear(self): <text:s text:c="151"/></text:p>
            <text:p text:style-name="P20"><text:s text:c="8"/>return self.items.pop(0)</text:p>
            <text:p text:style-name="P20"><text:s text:c="320"/></text:p>
            <text:p text:style-name="P19"><text:s text:c="4"/>def size(self): <text:s text:c="157"/></text:p>
            <text:p text:style-name="P19"><text:s text:c="8"/>return len(self.items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Black_20_45_20_Degrees_20_Wide" draw:display-name="Black 45 Degrees Wide" draw:style="single" draw:color="#000000" draw:distance="0.28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1-01-27T10:13:51</dc:date>
    <meta:editing-duration>PT09H03M51S</meta:editing-duration>
    <meta:editing-cycles>309</meta:editing-cycles>
    <meta:generator>OpenOffice.org/3.2$Unix OpenOffice.org_project/320m19$Build-9505</meta:generator>
    <meta:print-date>2011-01-27T10:10:21</meta:print-date>
    <meta:printed-by>seyyah </meta:printed-by>
    <dc:creator>seyyah </dc:creator>
    <meta:document-statistic meta:table-count="3" meta:image-count="0" meta:object-count="0" meta:page-count="4" meta:paragraph-count="117" meta:word-count="430" meta:character-count="6391"/>
    <meta:user-defined meta:name="Bilgi 1"/>
    <meta:user-defined meta:name="Bilgi 2"/>
    <meta:user-defined meta:name="Bilgi 3"/>
    <meta:user-defined meta:name="Bilgi 4"/>
  </office:meta>
</office:document-meta>
</file>